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7pt" style:font-size-asian="7pt" style:font-size-complex="7pt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id="id1" draw:layer="layout" svg:width="3.81cm" svg:height="0.635cm" svg:x="1.192cm" svg:y="0.88cm">
          <text:p text:style-name="P1"><text:span text:style-name="T1">Setup/Initialize Accord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2.54cm" svg:height="1.27cm" svg:x="6.985cm" svg:y="0.635cm">
          <text:p text:style-name="P1"><text:span text:style-name="T1">Logged 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5" draw:layer="layout" svg:width="3.81cm" svg:height="0.635cm" svg:x="12.7cm" svg:y="0.858cm">
          <text:p text:style-name="P1"><text:span text:style-name="T1">Load home.html</text:span><text:span text:style-name="T1"><text:line-break/></text:span><text:span text:style-name="T1">Show Login Form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id="id7" draw:layer="layout" svg:x1="5.002cm" svg:y1="1.197cm" svg:x2="5.002cm" svg:y2="1.197cm" draw:start-shape="id1" draw:start-glue-point="1" draw:end-shape="id1" draw:end-glue-point="1" svg:d="m5002 1197">
          <text:p/>
        </draw:connector>
        <draw:custom-shape draw:style-name="gr1" draw:text-style-name="P2" draw:id="id2" draw:layer="layout" svg:width="3.81cm" svg:height="1.27cm" svg:x="6.35cm" svg:y="3.175cm">
          <text:p text:style-name="P1"><text:span text:style-name="T1">Check Read/Write </text:span><text:span text:style-name="T1"><text:line-break/></text:span><text:span text:style-name="T1">Permissio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3" draw:layer="layout" svg:width="2.31cm" svg:height="0.635cm" svg:x="11.508cm" svg:y="3.487cm">
          <text:p text:style-name="P1"><text:span text:style-name="T1">Alert(x); return;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.16cm" svg:y1="3.809cm" svg:x2="11.508cm" svg:y2="3.804cm" draw:start-shape="id2" draw:start-glue-point="7" draw:end-shape="id3" svg:d="m10160 3809 1348-5">
          <text:p/>
        </draw:connector>
        <draw:custom-shape draw:style-name="gr1" draw:text-style-name="P2" draw:id="id6" draw:layer="layout" svg:width="4.445cm" svg:height="1.27cm" svg:x="2.54cm" svg:y="5.715cm">
          <text:p text:style-name="P1"><text:span text:style-name="T1">Update http.conf</text:span><text:span text:style-name="T1"><text:line-break/></text:span><text:span text:style-name="T1">[postmappings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9.525cm" svg:y1="1.269cm" svg:x2="12.7cm" svg:y2="1.175cm" draw:start-shape="id4" draw:start-glue-point="7" draw:end-shape="id5" draw:end-glue-point="3" svg:d="m9525 1269 3175-94">
          <text:p/>
        </draw:connector>
        <draw:connector draw:style-name="gr2" draw:text-style-name="P3" draw:layer="layout" draw:type="line" svg:x1="8.254cm" svg:y1="1.903cm" svg:x2="8.254cm" svg:y2="3.175cm" draw:start-shape="id4" draw:start-glue-point="6" draw:end-shape="id2" draw:end-glue-point="4" svg:d="m8254 1903v1272">
          <text:p/>
        </draw:connector>
        <draw:connector draw:style-name="gr2" draw:text-style-name="P3" draw:layer="layout" svg:x1="8.254cm" svg:y1="4.443cm" svg:x2="4.762cm" svg:y2="5.715cm" draw:start-shape="id2" draw:start-glue-point="6" draw:end-shape="id6" draw:end-glue-point="4" svg:d="m8254 4443v637h-3492v635">
          <text:p/>
        </draw:connector>
        <draw:connector draw:style-name="gr2" draw:text-style-name="P3" draw:layer="layout" svg:x1="5.002cm" svg:y1="1.197cm" svg:x2="6.985cm" svg:y2="1.269cm" draw:start-shape="id7" draw:start-glue-point="0" draw:end-shape="id4" draw:end-glue-point="5" svg:d="m5002 1197h1104v72h879">
          <text:p/>
        </draw:connector>
        <draw:connector draw:style-name="gr2" draw:text-style-name="P3" draw:layer="layout" draw:line-skew="10.93cm -3.219cm" svg:x1="6.985cm" svg:y1="6.349cm" svg:x2="1.192cm" svg:y2="1.197cm" draw:start-shape="id6" draw:start-glue-point="7" draw:end-shape="id1" draw:end-glue-point="3" svg:d="m6985 6349h11430v-5953h-17723v801h500">
          <text:p/>
        </draw:connector>
        <draw:custom-shape draw:style-name="gr1" draw:text-style-name="P2" draw:id="id8" draw:layer="layout" svg:width="3.81cm" svg:height="0.635cm" svg:x="3cm" svg:y="7.759cm">
          <text:p text:style-name="P1"><text:span text:style-name="T1">Load home.html &amp;</text:span><text:span text:style-name="T1"><text:line-break/></text:span><text:span text:style-name="T1">Start Ping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9" draw:layer="layout" svg:width="3.81cm" svg:height="1.905cm" svg:x="8.89cm" svg:y="6.985cm">
          <text:p text:style-name="P4"><text:span text:style-name="T1">checkEssentials(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6.81cm" svg:y1="8.076cm" svg:x2="8.89cm" svg:y2="7.937cm" draw:start-shape="id8" draw:start-glue-point="1" draw:end-shape="id9" svg:d="m6810 8076h1040v-139h1040">
          <text:p/>
        </draw:connector>
        <draw:connector draw:style-name="gr3" draw:text-style-name="P3" draw:layer="layout" draw:line-skew="2.616cm" svg:x1="12.7cm" svg:y1="7.937cm" svg:x2="18.396cm" svg:y2="6.364cm" draw:start-shape="id9" draw:start-glue-point="7" svg:d="m12700 7937h5715v-1573h-19">
          <text:p/>
        </draw:connector>
        <draw:custom-shape draw:style-name="gr4" draw:text-style-name="P2" draw:id="id10" draw:layer="layout" svg:width="5.08cm" svg:height="2.54cm" svg:x="2.54cm" svg:y="10.16cm">
          <text:p text:style-name="P4"><text:span text:style-name="T1">Parse extensions.conf ,</text:span><text:span text:style-name="T1"><text:line-break/></text:span><text:span text:style-name="T1">Read GUI preferences ,</text:span><text:span text:style-name="T1"><text:line-break/></text:span><text:span text:style-name="T1">Read http.conf ,</text:span><text:span text:style-name="T1"><text:line-break/></text:span><text:span text:style-name="T1">Load Conferences ,</text:span><text:span text:style-name="T1"><text:line-break/></text:span><text:span text:style-name="T1">Load Queues ,</text:span><text:span text:style-name="T1"><text:line-break/></text:span><text:span text:style-name="T1">Read Users.conf ,</text:span><text:span text:style-name="T1"><text:line-break/></text:span><text:span text:style-name="T1">Read misdn.conf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0.794cm" svg:y1="8.89cm" svg:x2="5.08cm" svg:y2="10.16cm" draw:start-shape="id9" draw:start-glue-point="6" draw:end-shape="id10" draw:end-glue-point="0" svg:d="m10794 8890v635h-5714v635">
          <text:p/>
        </draw:connector>
        <draw:custom-shape draw:style-name="gr1" draw:text-style-name="P2" draw:id="id11" draw:layer="layout" svg:width="1.905cm" svg:height="1.27cm" svg:x="10.16cm" svg:y="10.795cm">
          <text:p text:style-name="P4"><text:span text:style-name="T1">Is AA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5.08cm" svg:y1="12.7cm" svg:x2="11.112cm" svg:y2="10.795cm" draw:start-shape="id10" draw:start-glue-point="2" draw:end-shape="id11" draw:end-glue-point="4" svg:d="m5080 12700v500h3810v-2905h2222v500">
          <text:p/>
        </draw:connector>
        <draw:custom-shape draw:style-name="gr1" draw:text-style-name="P5" draw:id="id13" draw:layer="layout" svg:width="1.905cm" svg:height="0.635cm" svg:x="10.16cm" svg:y="12.7cm">
          <text:p text:style-name="P4"><text:span text:style-name="T2">Check C.F ,</text:span><text:span text:style-name="T2"><text:line-break/></text:span><text:span text:style-name="T2">get SKU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id="id12" draw:layer="layout" svg:width="1.905cm" svg:height="0.622cm" svg:x="18.128cm" svg:y="12.7cm">
          <text:p text:style-name="P4"><text:span text:style-name="T2">Run Ztsca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4" draw:layer="layout" svg:width="2.54cm" svg:height="1.27cm" svg:x="13.535cm" svg:y="12.3cm">
          <text:p text:style-name="P4"><text:span text:style-name="T1">SKU == 80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line-skew="2.223cm" svg:x1="12.065cm" svg:y1="11.429cm" svg:x2="18.128cm" svg:y2="13.011cm" draw:start-shape="id11" draw:start-glue-point="7" draw:end-shape="id12" svg:d="m12065 11429h5254v1582h809">
          <text:p/>
        </draw:connector>
        <draw:connector draw:style-name="gr2" draw:text-style-name="P3" draw:layer="layout" svg:x1="11.112cm" svg:y1="12.063cm" svg:x2="11.112cm" svg:y2="12.7cm" draw:start-shape="id11" draw:start-glue-point="6" draw:end-shape="id13" draw:end-glue-point="0" svg:d="m11112 12063v637">
          <text:p/>
        </draw:connector>
        <draw:connector draw:style-name="gr2" draw:text-style-name="P3" draw:layer="layout" svg:x1="12.065cm" svg:y1="13.017cm" svg:x2="13.535cm" svg:y2="12.934cm" draw:start-shape="id13" draw:start-glue-point="1" draw:end-shape="id14" draw:end-glue-point="5" svg:d="m12065 13017h735v-83h735">
          <text:p/>
        </draw:connector>
        <draw:connector draw:style-name="gr2" draw:text-style-name="P3" draw:layer="layout" draw:line-skew="-0.131cm" svg:x1="14.804cm" svg:y1="13.568cm" svg:x2="5.714cm" svg:y2="15.24cm" draw:start-shape="id14" draw:start-glue-point="6" draw:end-shape="id15" draw:end-glue-point="4" svg:d="m14804 13568v706h-9090v966">
          <text:p/>
        </draw:connector>
        <draw:connector draw:style-name="gr2" draw:text-style-name="P3" draw:layer="layout" svg:x1="19.08cm" svg:y1="13.322cm" svg:x2="5.715cm" svg:y2="15.24cm" draw:start-shape="id12" draw:start-glue-point="2" draw:end-shape="id15" svg:d="m19080 13322v959h-13365v959">
          <text:p/>
        </draw:connector>
        <draw:connector draw:style-name="gr2" draw:text-style-name="P3" draw:layer="layout" svg:x1="16.075cm" svg:y1="12.934cm" svg:x2="18.128cm" svg:y2="13.011cm" draw:start-shape="id14" draw:start-glue-point="7" draw:end-shape="id12" draw:end-glue-point="3" svg:d="m16075 12934h1027v77h1026">
          <text:p/>
        </draw:connector>
        <draw:connector draw:style-name="gr2" draw:text-style-name="P3" draw:layer="layout" svg:x1="4.762cm" svg:y1="6.983cm" svg:x2="4.905cm" svg:y2="7.759cm" draw:start-shape="id6" draw:start-glue-point="6" draw:end-shape="id8" draw:end-glue-point="0" svg:d="m4762 6983v389h143v387">
          <text:p/>
        </draw:connector>
        <draw:custom-shape draw:style-name="gr1" draw:text-style-name="P5" draw:id="id15" draw:layer="layout" svg:width="3.81cm" svg:height="1.27cm" svg:x="3.81cm" svg:y="15.24cm">
          <text:p text:style-name="P4"><text:span text:style-name="T2">Upgrade configuration</text:span><text:span text:style-name="T2"><text:line-break/></text:span><text:span text:style-name="T2">if need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5" draw:id="id16" draw:layer="layout" svg:width="3.064cm" svg:height="0.635cm" svg:x="4.185cm" svg:y="17.187cm">
          <text:p text:style-name="P4"><text:span text:style-name="T2">Update panels 4 platform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id="id17" draw:layer="layout" svg:width="2.841cm" svg:height="0.587cm" svg:x="5.759cm" svg:y="18.801cm">
          <text:p text:style-name="P4"><text:span text:style-name="T2">Read ztscan.conf ,</text:span><text:span text:style-name="T2"><text:line-break/></text:span><text:span text:style-name="T2">Load Welcome.html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714cm" svg:y1="16.508cm" svg:x2="5.738cm" svg:y2="17.379cm" draw:start-shape="id15" draw:start-glue-point="6" svg:d="m5714 16508v687h24v184">
          <text:p/>
        </draw:connector>
        <draw:connector draw:style-name="gr2" draw:text-style-name="P3" draw:layer="layout" svg:x1="5.717cm" svg:y1="17.822cm" svg:x2="7.179cm" svg:y2="18.801cm" draw:start-shape="id16" draw:start-glue-point="2" draw:end-shape="id17" draw:end-glue-point="0" svg:d="m5717 17822v489h1462v490">
          <text:p/>
        </draw:connector>
        <draw:connector draw:style-name="gr3" draw:text-style-name="P3" draw:layer="layout" draw:line-skew="8.96cm" svg:x1="7.62cm" svg:y1="15.874cm" svg:x2="18.409cm" svg:y2="7.951cm" draw:start-shape="id15" draw:start-glue-point="7" svg:d="m7620 15874h14605v-7923h-3816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1-14T17:53:43</meta:creation-date>
    <dc:date>2008-11-17T17:05:03</dc:date>
    <meta:editing-cycles>2</meta:editing-cycles>
    <meta:editing-duration>PT53M6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